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32a" officeooo:paragraph-rsid="000fb32a"/>
    </style:style>
    <style:style style:name="P2" style:family="paragraph" style:parent-style-name="Standard">
      <style:text-properties fo:font-variant="normal" fo:text-transform="none" fo:color="#2d3b45" style:font-name="Lato" fo:font-size="12pt" fo:letter-spacing="normal" fo:font-style="normal" fo:font-weight="normal"/>
    </style:style>
    <style:style style:name="P3" style:family="paragraph" style:parent-style-name="Standard">
      <style:text-properties fo:font-variant="normal" fo:text-transform="none" fo:color="#2d3b45" style:font-name="Lato" fo:font-size="12pt" fo:letter-spacing="normal" fo:font-style="normal" fo:font-weight="normal" officeooo:rsid="000fb32a" officeooo:paragraph-rsid="000fb32a"/>
    </style:style>
    <style:style style:name="P4" style:family="paragraph" style:parent-style-name="Standard">
      <style:text-properties fo:font-variant="normal" fo:text-transform="none" fo:color="#2d3b45" style:font-name="Lato" fo:font-size="12pt" fo:letter-spacing="normal" fo:font-style="normal" fo:font-weight="normal" officeooo:rsid="00168a84" officeooo:paragraph-rsid="00168a84"/>
    </style:style>
    <style:style style:name="P5" style:family="paragraph" style:parent-style-name="Standard">
      <style:paragraph-properties fo:orphans="2" fo:widows="2"/>
      <style:text-properties fo:font-variant="normal" fo:text-transform="none" fo:color="#2d3b45"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6" style:family="paragraph" style:parent-style-name="Standard">
      <style:text-properties fo:font-variant="normal" fo:text-transform="none" fo:color="#2d3b45" style:font-name="Lato" fo:letter-spacing="normal" fo:font-style="normal" fo:font-weight="normal" officeooo:paragraph-rsid="000fb32a"/>
    </style:style>
    <style:style style:name="P7" style:family="paragraph" style:parent-style-name="Standard">
      <style:text-properties fo:font-variant="normal" fo:text-transform="none" fo:color="#2d3b45" style:font-name="Lato" fo:letter-spacing="normal" fo:font-style="normal" fo:font-weight="normal" officeooo:paragraph-rsid="00168a84"/>
    </style:style>
    <style:style style:name="P8" style:family="paragraph" style:parent-style-name="Standard">
      <style:paragraph-properties fo:orphans="2" fo:widows="2"/>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8752in" fo:margin-right="0in" fo:orphans="2" fo:widows="2" fo:text-indent="0in" style:auto-text-indent="false"/>
    </style:style>
    <style:style style:name="P11" style:family="paragraph" style:parent-style-name="Standard">
      <style:paragraph-properties fo:margin-left="2.8752in" fo:margin-right="0in" fo:orphans="2" fo:widows="2" fo:text-indent="0in" style:auto-text-indent="false"/>
    </style:style>
    <style:style style:name="P12" style:family="paragraph" style:parent-style-name="Text_20_body">
      <style:text-properties fo:font-variant="normal" fo:text-transform="none" fo:color="#2d3b45" style:font-name="Lato" fo:font-size="12pt" fo:letter-spacing="normal" fo:font-style="normal" fo:font-weight="normal"/>
    </style:style>
    <style:style style:name="P13" style:family="paragraph" style:parent-style-name="Text_20_body">
      <style:text-properties fo:font-variant="normal" fo:text-transform="none" fo:color="#2d3b45" style:font-name="Lato" fo:font-size="12pt" fo:letter-spacing="normal" fo:font-style="normal" fo:font-weight="normal" officeooo:rsid="000fb32a" officeooo:paragraph-rsid="000fb32a"/>
    </style:style>
    <style:style style:name="P14" style:family="paragraph" style:parent-style-name="Text_20_body">
      <style:text-properties fo:font-variant="normal" fo:text-transform="none" fo:color="#2d3b45" style:font-name="Lato" fo:font-size="12pt" fo:letter-spacing="normal" fo:font-style="normal" fo:font-weight="normal" officeooo:rsid="00168a84" officeooo:paragraph-rsid="00168a84"/>
    </style:style>
    <style:style style:name="P1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 fo:font-size="12pt" fo:letter-spacing="normal" fo:font-style="normal" fo:font-weight="normal"/>
    </style:style>
    <style:style style:name="P1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style>
    <style:style style:name="P18" style:family="paragraph" style:parent-style-name="Text_20_body" style:list-style-name="L1">
      <style:paragraph-properties fo:margin-top="0in" fo:margin-bottom="0in" loext:contextual-spacing="false" fo:orphans="2" fo:widows="2" fo:padding="0in" fo:border="none"/>
      <style:text-properties fo:font-variant="normal" fo:text-transform="none" fo:color="#2d3b45" style:font-name="Lato" fo:font-size="12pt" fo:letter-spacing="normal" fo:font-style="normal" fo:font-weight="normal"/>
    </style:style>
    <style:style style:name="P19" style:family="paragraph" style:parent-style-name="Text_20_body" style:list-style-name="L2">
      <style:paragraph-properties fo:margin-top="0in" fo:margin-bottom="0in" loext:contextual-spacing="false" fo:orphans="2" fo:widows="2" fo:padding="0in" fo:border="none"/>
    </style:style>
    <style:style style:name="P20" style:family="paragraph" style:parent-style-name="Text_20_body" style:list-style-name="L3">
      <style:paragraph-properties fo:margin-top="0in" fo:margin-bottom="0.0626in" loext:contextual-spacing="false" fo:orphans="2" fo:widows="2" fo:padding="0in" fo:border="none"/>
    </style:style>
    <style:style style:name="P21" style:family="paragraph" style:parent-style-name="Text_20_body" style:list-style-name="L2">
      <style:paragraph-properties fo:margin-left="0in" fo:margin-right="0in" fo:margin-top="0in" fo:margin-bottom="0.0626in" loext:contextual-spacing="false" fo:orphans="2" fo:widows="2" fo:text-indent="5.0992in" style:auto-text-indent="false" fo:padding="0in" fo:border="none"/>
    </style:style>
    <style:style style:name="P22" style:family="paragraph" style:parent-style-name="Text_20_body">
      <style:paragraph-properties fo:margin-left="2.8752in" fo:margin-right="0in" fo:margin-top="0.1252in" fo:margin-bottom="0.1252in" loext:contextual-spacing="false" fo:orphans="2" fo:widows="2" fo:text-indent="0in" style:auto-text-indent="false"/>
      <style:text-properties loext:padding="0in" loext:border="none"/>
    </style:style>
    <style:style style:name="P23" style:family="paragraph" style:parent-style-name="Text_20_body">
      <style:paragraph-properties fo:margin-left="2.8752in" fo:margin-right="0in" fo:margin-top="0in" fo:margin-bottom="0in" loext:contextual-spacing="false" style:line-height-at-least="0.2083in" fo:text-align="center" style:justify-single-word="false" fo:orphans="2" fo:widows="2" fo:text-indent="0in" style:auto-text-indent="false"/>
    </style:style>
    <style:style style:name="P24" style:family="paragraph" style:parent-style-name="Preformatted_20_Text">
      <style:text-properties fo:font-variant="normal" fo:text-transform="none" fo:color="#2d3b45" style:font-name="Lato" fo:font-size="12pt" fo:letter-spacing="normal" fo:font-style="normal" fo:font-weight="normal" officeooo:rsid="000fb32a" officeooo:paragraph-rsid="000fb32a"/>
    </style:style>
    <style:style style:name="P25"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style>
    <style:style style:name="T1" style:family="text">
      <style:text-properties fo:font-size="12pt" officeooo:rsid="000fb32a"/>
    </style:style>
    <style:style style:name="T2" style:family="text">
      <style:text-properties fo:font-size="12pt" officeooo:rsid="00168a84"/>
    </style:style>
    <style:style style:name="T3" style:family="text">
      <style:text-properties fo:font-variant="normal" fo:text-transform="none" fo:color="#2d3b45" style:font-name="Lato" fo:font-size="12pt" fo:letter-spacing="normal" fo:font-style="normal" fo:font-weight="normal"/>
    </style:style>
    <style:style style:name="T4" style:family="text">
      <style:text-properties fo:font-variant="normal" fo:text-transform="none" fo:color="#2d3b45" style:font-name="Lato"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2d3b45" style:font-name="Lato" fo:font-size="12pt" fo:letter-spacing="normal" fo:font-style="italic" fo:font-weight="normal"/>
    </style:style>
    <style:style style:name="T6" style:family="text">
      <style:text-properties fo:font-variant="normal" fo:text-transform="none" fo:color="#2d3b45" style:font-name="Monaco" fo:letter-spacing="normal" fo:font-style="normal" fo:font-weight="normal" fo:background-color="transparent" loext:char-shading-value="0" loext:padding="0in" loext:border="none"/>
    </style:style>
    <style:style style:name="T7" style:family="text">
      <style:text-properties fo:font-variant="normal" fo:text-transform="none" fo:color="#2d3b45" fo:letter-spacing="normal" fo:background-color="transparent" loext:char-shading-value="0" loext:padding="0in" loext:border="none"/>
    </style:style>
    <style:style style:name="T8" style:family="text">
      <style:text-properties fo:font-variant="normal" fo:text-transform="none" fo:color="#2d3b45" style:text-line-through-style="none" style:text-line-through-type="none" style:font-name="Lato" fo:font-size="12pt" fo:letter-spacing="normal" fo:font-style="normal" style:text-underline-style="none" fo:font-weight="normal" style:text-blinking="false" fo:background-color="#f5f5f5" loext:char-shading-value="0" loext:padding-left="0.1457in" loext:padding-right="0.1457in" loext:padding-top="0.0835in" loext:padding-bottom="0.0835in" loext:border="0.06pt solid #c7cdd1"/>
    </style:style>
    <style:style style:name="T9" style:family="text">
      <style:text-properties fo:font-variant="normal" fo:text-transform="none" fo:color="#ee0612" style:font-name="Monaco" fo:font-size="12pt" fo:letter-spacing="normal" fo:font-style="normal" fo:font-weight="normal" fo:background-color="#f5f5f5" loext:char-shading-value="0" loext:padding="0.0193in" loext:border="0.06pt solid #c7cdd1"/>
    </style:style>
    <style:style style:name="T10" style:family="text">
      <style:text-properties style:font-name="Monaco" fo:background-color="transparent" loext:char-shading-value="0" loext:padding="0in" loext:border="none"/>
    </style:style>
    <style:style style:name="T11" style:family="text">
      <style:text-properties fo:background-color="transparent" loext:char-shading-value="0" loext:padding="0in" loext:border="none"/>
    </style:style>
    <style:style style:name="T12" style:family="text">
      <style:text-properties fo:color="#ee0612" style:font-name="Monaco" fo:background-color="#f5f5f5" loext:char-shading-value="0" loext:padding="0.0193in" loext:border="0.06pt solid #c7cdd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000000"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will learn Bootstrap then Html</text:p>
      <text:p text:style-name="P13">By the end of the week, you will be able to;</text:p>
      <text:list xml:id="list3949157290" text:style-name="L1">
        <text:list-item>
          <text:list>
            <text:list-item>
              <text:p text:style-name="P15">Install Bootstrap and add it  into your own projects.</text:p>
            </text:list-item>
            <text:list-item>
              <text:p text:style-name="P18">Use some of Bootstrap features. For example, containers, jumbotron, panels, wells etc</text:p>
            </text:list-item>
            <text:list-item>
              <text:p text:style-name="P18">Navigate through Bootstrap documentation</text:p>
            </text:list-item>
            <text:list-item>
              <text:p text:style-name="P18">Understand Bootstrap grid system</text:p>
            </text:list-item>
            <text:list-item>
              <text:p text:style-name="P18">Write media queries to make your website more responsive</text:p>
            </text:list-item>
          </text:list>
        </text:list-item>
      </text:list>
      <text:p text:style-name="P3">The term framework refers to a package made of a structure of files and folders with pre-written code that can be used to get a project up and running more easily than building it from the ground up. </text:p>
      <text:p text:style-name="P3"/>
      <text:p text:style-name="P3"> One of the major advantages of using Bootstrap is that it is responsive, meaning that it has breakpoints and media queries built in, so any Bootstrap elements will automatically reformat according to the user's viewport size.</text:p>
      <text:p text:style-name="P3"/>
      <text:p text:style-name="P13">Here's a rundown of what each of these folders contain:</text:p>
      <text:list xml:id="list3396684418" text:style-name="L2">
        <text:list-item>
          <text:p text:style-name="P17"><text:span text:style-name="T3">The </text:span><text:span text:style-name="Emphasis"><text:span text:style-name="T5">css</text:span></text:span><text:span text:style-name="T3"> folder contains the Bootstrap stylesheet in a variety of formats.</text:span></text:p>
          <text:list>
            <text:list-item>
              <text:p text:style-name="P16"><text:span text:style-name="T3">There are several files named </text:span><text:span text:style-name="Emphasis"><text:span text:style-name="T5">bootstrap</text:span></text:span><text:span text:style-name="T3">. They are all different formats of the same stylesheet that we will be using in our projects.</text:span></text:p>
            </text:list-item>
            <text:list-item>
              <text:p text:style-name="P19"><text:span text:style-name="T3">The </text:span><text:span text:style-name="Emphasis"><text:span text:style-name="T5">.min</text:span></text:span><text:span text:style-name="T3"> extension indicates a minified file. Minified means that characters not necessary for computers to understand the code have been removed (such as whitespace). The functionality stays the same, but the file is much smaller and faster to use.</text:span></text:p>
            </text:list-item>
            <text:list-item>
              <text:p text:style-name="P19"><text:span text:style-name="T3">The </text:span><text:span text:style-name="Emphasis"><text:span text:style-name="T5">.map</text:span></text:span><text:span text:style-name="T3"> files are used with development tools called CSS preprocessors, which extend the functionality of CSS. We will not be using CSS preprocessors in this course, so we will not use </text:span><text:span text:style-name="Emphasis"><text:span text:style-name="T5">.map</text:span></text:span><text:span text:style-name="T3">files either.</text:span></text:p>
            </text:list-item>
          </text:list>
        </text:list-item>
        <text:list-item>
          <text:p text:style-name="P21"><text:span text:style-name="T3">The </text:span><text:span text:style-name="Emphasis"><text:span text:style-name="T5">js</text:span></text:span><text:span text:style-name="T3"> folder contains JavaScript code for animations and visual effects. You can see more information of how JS works for bootstrap in the Introduction of the </text:span><text:a xlink:type="simple" xlink:href="https://getbootstrap.com/docs/4.3/getting-started/introduction/" office:target-frame-name="_blank" xlink:show="new" text:style-name="Internet_20_link" text:visited-style-name="Visited_20_Internet_20_Link"><text:span text:style-name="T4">bootstrap documentation</text:span></text:a><draw:frame draw:style-name="fr1" draw:name="Frame1" text:anchor-type="char" svg:width="0.0161in" draw:z-index="0"><draw:text-box fo:min-height="0.0161in"><text:p text:style-name="Text_20_body"> (Links to an external site.)</text:p></draw:text-box></draw:frame><text:span text:style-name="T3">, under the JS section. For now, we will not focus on this folder as much and instead be getting familiar with the contents of the </text:span><text:span text:style-name="Emphasis"><text:span text:style-name="T5">CSS</text:span></text:span><text:span text:style-name="T3"> folder to strengthen our basics.</text:span></text:p>
        </text:list-item>
      </text:list>
      <text:p text:style-name="P24"><text:span text:style-name="Source_20_Text"><text:span text:style-name="T11"><text:s text:c="2"/></text:span></text:span><text:span text:style-name="Source_20_Text"><text:span text:style-name="T10">&lt;head&gt;</text:span></text:span></text:p>
      <text:p text:style-name="P25"><text:span text:style-name="Source_20_Text"><text:span text:style-name="T7"><text:s text:c="4"/></text:span></text:span><text:span text:style-name="Source_20_Text"><text:span text:style-name="T6">&lt;link href="css/bootstrap.css" rel ="stylesheet" type="text/css" media="all"&gt;</text:span></text:span></text:p>
      <text:p text:style-name="P25"><text:span text:style-name="Source_20_Text"><text:span text:style-name="T7"><text:s text:c="4"/></text:span></text:span><text:span text:style-name="Source_20_Text"><text:span text:style-name="T6">&lt;title&gt;Example Page Title&lt;/title&gt;</text:span></text:span></text:p>
      <text:p text:style-name="P25"><text:span text:style-name="Source_20_Text"><text:span text:style-name="T7"><text:s text:c="2"/></text:span></text:span><text:span text:style-name="Source_20_Text"><text:span text:style-name="T6">&lt;/head&gt;</text:span></text:span></text:p>
      <text:p text:style-name="P3">Also, notice that if we resize the browser window, the space around the content responds to the change in window size. As you can see in the Bootstrap code sample above, media queries are built right in! This means that when we use Bootstrap elements in our pages, they are already responsive.</text:p>
      <text:p text:style-name="P3"/>
      <text:p text:style-name="P3"><text:soft-page-break/>Resize the browser window and notice that the Jumbotron is also responsive: the margins and font size change in response to the viewport size.</text:p>
      <text:p text:style-name="P3"/>
      <text:p text:style-name="P6"><text:span text:style-name="T1">-</text:span>Container</text:p>
      <text:p text:style-name="P6"><text:span text:style-name="T1">-</text:span>Jumbotron</text:p>
      <text:p text:style-name="P7"><text:span text:style-name="T1">-</text:span>Cards</text:p>
      <text:p text:style-name="P7"><text:span text:style-name="T2">-Card Title &amp; Card Footer</text:span></text:p>
      <text:p text:style-name="P4"/>
      <text:p text:style-name="P14">Bootstrap comes with a number of preset color values for its elements that can come in handy: <text:span text:style-name="Source_20_Text"><text:span text:style-name="T12">primary</text:span></text:span>, <text:span text:style-name="Source_20_Text"><text:span text:style-name="T12">success</text:span></text:span>, <text:span text:style-name="Source_20_Text"><text:span text:style-name="T12">info</text:span></text:span>, <text:span text:style-name="Source_20_Text"><text:span text:style-name="T12">warning</text:span></text:span>, and <text:span text:style-name="Source_20_Text"><text:span text:style-name="T12">danger</text:span></text:span>. Let's add some color to the header of the same section, and use the <text:span text:style-name="Source_20_Text"><text:span text:style-name="T12">bg-success</text:span></text:span> class to turn it green:</text:p>
      <text:p text:style-name="Text_20_body"><text:line-break/><text:span text:style-name="T3">the unminified CSS file alone has more than 6700 lines of code! It simply would not be feasible for us to cover every single feature.</text:span></text:p>
      <text:p text:style-name="Text_20_body"><text:span text:style-name="T3"/></text:p>
      <text:p text:style-name="Text_20_body"><text:span text:style-name="Source_20_Text"><text:span text:style-name="T9">xs</text:span></text:span><text:span text:style-name="T3">: phones</text:span></text:p>
      <text:list xml:id="list3380279683" text:style-name="L3">
        <text:list-item>
          <text:p text:style-name="P20"><text:span text:style-name="Source_20_Text"><text:span text:style-name="T9">sm</text:span></text:span><text:span text:style-name="T3">: tablets</text:span></text:p>
        </text:list-item>
        <text:list-item>
          <text:p text:style-name="P20"><text:span text:style-name="Source_20_Text"><text:span text:style-name="T9">md</text:span></text:span><text:span text:style-name="T3">: desktops</text:span></text:p>
        </text:list-item>
        <text:list-item>
          <text:p text:style-name="P20"><text:span text:style-name="Source_20_Text"><text:span text:style-name="T9">lg</text:span></text:span><text:span text:style-name="T3">: large desktops</text:span></text:p>
        </text:list-item>
      </text:list>
      <text:p text:style-name="Text_20_body"><text:span text:style-name="T3"/></text:p>
      <text:p text:style-name="P12">A better option is to leave the original file as it is, and create your own stylesheet to override Bootstrap's styles.</text:p>
      <text:p text:style-name="P12"><text:span text:style-name="T3"/></text:p>
      <text:p text:style-name="P2"/>
      <text:section text:style-name="Sect1" text:name="application">
        <text:section text:style-name="Sect1" text:name="wrapper">
          <text:p text:style-name="P10"/>
          <text:section text:style-name="Sect1" text:name="main">
            <text:p text:style-name="P11"/>
            <text:section text:style-name="Sect1" text:name="not_right_side">
              <text:p text:style-name="P8"/>
              <text:section text:style-name="Sect1" text:name="content-wrapper">
                <text:p text:style-name="P8"/>
                <text:section text:style-name="Sect1" text:name="content">
                  <text:p text:style-name="P8"/>
                  <text:section text:style-name="Sect1" text:name="wiki_page_show">
                    <text:p text:style-name="P22">This is why we always link our custom stylesheets after Bootstrap!</text:p>
                    <text:p text:style-name="P23"><text:a xlink:type="simple" xlink:href="https://moringaschool.instructure.com/courses/104/modules/items/6012" text:style-name="Internet_20_link" text:visited-style-name="Visited_20_Internet_20_Link">Previous</text:a><text:a xlink:type="simple" xlink:href="https://moringaschool.instructure.com/courses/104/modules/items/6020" text:style-name="Internet_20_link" text:visited-style-name="Visited_20_Internet_20_Link">Next</text:a></text:p>
                  </text:section>
                </text:section>
              </text:section>
            </text:section>
          </text:section>
        </text:section>
        <text:section text:style-name="Sect1" text:name="aria_alerts">
          <text:p text:style-name="P5"/>
        </text:section>
        <text:section text:style-name="Sect1" text:name="StudentTray__Container">
          <text:p text:style-name="P5"/>
        </text:section>
      </text:section>
      <text:section text:style-name="Sect2" text:name="ui-tooltip-0">
        <text:p text:style-name="P9"/>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8:28:29.401710563</meta:creation-date>
    <dc:date>2020-02-10T14:50:52.742422464</dc:date>
    <meta:editing-duration>PT6H2M10S</meta:editing-duration>
    <meta:editing-cycles>12</meta:editing-cycles>
    <meta:generator>LibreOffice/6.0.7.3$Linux_X86_64 LibreOffice_project/00m0$Build-3</meta:generator>
    <meta:document-statistic meta:table-count="0" meta:image-count="0" meta:object-count="0" meta:page-count="2" meta:paragraph-count="36" meta:word-count="531" meta:character-count="3119" meta:non-whitespace-character-count="2618"/>
  </office:meta>
</office:document-meta>
</file>